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SWorker.run( Serializable aKey , String aGroup , JCSWorkerHelper aHelpe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3">
            <text:p text:style-name="Table_20_Contents">83</text:p>
          </table:table-cell>
        </table:table-row>
        <table:table-row>
          <table:table-cell office:value-type="string">
            <text:p text:style-name="Table_20_Contents">JCSWorker.getReg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SWorker.JCSWorker( final String aReg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CSWorker.getResult( Serializable aKey , String aGroup , JCSWorkerHelper aWor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SWorker.getResult( Serializable aKey , JCSWorkerHelper aWor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